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ff06" officeooo:paragraph-rsid="0000ff0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you enter on a page you can show logo in the center of the p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01T09:33:41.728000000</dc:date>
    <meta:editing-duration>PT30S</meta:editing-duration>
    <meta:editing-cycles>1</meta:editing-cycles>
    <meta:document-statistic meta:table-count="0" meta:image-count="0" meta:object-count="0" meta:page-count="1" meta:paragraph-count="1" meta:word-count="16" meta:character-count="68" meta:non-whitespace-character-count="53"/>
  </office:meta>
</office:document-meta>
</file>